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singPathResolver.ParsingPathResolver( PathFactory pathFactory , Name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singPathResolver.getJCRPath( Path path )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ParsingPathResolver.getQPath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